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fo:background-color="#FFFFFF"/>
    </style:style>
    <style:style style:name="ce3" style:family="table-cell" style:parent-style-name="Default" style:data-style-name="N36">
      <style:table-cell-properties style:vertical-align="middle" fo:background-color="#FFFFFF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middle" fo:background-color="#FFFFFF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top" fo:wrap-option="wrap" fo:background-color="#FFFFFF" style:repeat-content="false"/>
      <style:paragraph-properties fo:text-align="start" fo:margin-left="0cm"/>
    </style:style>
    <style:style style:name="ce6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CFE7F5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top" fo:wrap-option="wrap" fo:background-color="#CFE7F5" style:repeat-content="false"/>
      <style:paragraph-properties fo:text-align="start" fo:margin-left="0cm"/>
    </style:style>
    <style:style style:name="ce8" style:family="table-cell" style:parent-style-name="Default" style:data-style-name="N36">
      <style:table-cell-properties style:vertical-align="middle" fo:background-color="#CFE7F5" style:repeat-content="false"/>
      <style:paragraph-properties fo:text-align="center"/>
    </style:style>
    <style:style style:name="ce9" style:family="table-cell" style:parent-style-name="Default" style:data-style-name="N36">
      <style:table-cell-properties fo:background-color="#CFE7F5"/>
    </style:style>
    <style:style style:name="ce10" style:family="table-cell" style:parent-style-name="Default" style:data-style-name="N36">
      <style:table-cell-properties fo:border-top="none" fo:border-bottom="none" fo:border-left="none" fo:border-right="thin solid #000000" fo:background-color="#CFE7F5"/>
    </style:style>
    <style:style style:name="ce11" style:family="table-cell" style:parent-style-name="Default" style:data-style-name="N36">
      <style:table-cell-properties fo:border="thin solid #000000" style:vertical-align="middle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border="thin solid #000000" style:vertical-align="top" fo:wrap-option="wrap" fo:background-color="#CCCC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6">
      <style:table-cell-properties fo:border="thin solid #000000" style:vertical-align="middle" fo:background-color="#E6E6FF" style:repeat-content="false"/>
      <style:paragraph-properties fo:text-align="center"/>
    </style:style>
    <style:style style:name="ce14" style:family="table-cell" style:parent-style-name="Default" style:data-style-name="N36">
      <style:table-cell-properties fo:border="thin solid #000000" style:vertical-align="top" fo:wrap-option="wrap" fo:background-color="#E6E6FF" style:repeat-content="false"/>
      <style:paragraph-properties fo:text-align="start" fo:margin-left="0cm"/>
    </style:style>
    <style:style style:name="ce15" style:family="table-cell" style:parent-style-name="Excel_32_Built-in_32_Percent" style:data-style-name="N37">
      <style:table-cell-properties fo:border="thin solid #000000" style:vertical-align="middle" fo:background-color="#E6E6FF" style:repeat-content="false"/>
      <style:paragraph-properties fo:text-align="center"/>
    </style:style>
    <style:style style:name="ce16" style:family="table-cell" style:parent-style-name="Default" style:data-style-name="N36">
      <style:table-cell-properties fo:border="thin solid #000000" style:vertical-align="middle" fo:wrap-option="wrap" fo:background-color="#E6E6FF" style:repeat-content="false"/>
      <style:paragraph-properties fo:text-align="center"/>
    </style:style>
    <style:style style:name="ce17" style:family="table-cell" style:parent-style-name="Default" style:data-style-name="N36">
      <style:table-cell-properties fo:border="thin solid #000000" style:vertical-align="automatic" fo:wrap-option="wrap" fo:background-color="#E6E6FF"/>
    </style:style>
    <style:style style:name="ce18" style:family="table-cell" style:parent-style-name="Default" style:data-style-name="N36">
      <style:table-cell-properties fo:border="thin solid #000000" style:vertical-align="automatic" fo:wrap-option="wrap" fo:background-color="#E6E6FF" style:repeat-content="false"/>
      <style:paragraph-properties fo:text-align="center"/>
    </style:style>
    <style:style style:name="ce19" style:family="table-cell" style:parent-style-name="Default" style:data-style-name="N36">
      <style:table-cell-properties fo:border="thin solid #000000" fo:background-color="#E6E6FF"/>
    </style:style>
    <style:style style:name="ce20" style:family="table-cell" style:parent-style-name="Default" style:data-style-name="N36">
      <style:table-cell-properties fo:background-color="#FFFFFF"/>
    </style:style>
    <style:style style:name="ce2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background-color="#CFE7F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3.54541666666667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3.3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1&quot;;&quot;2&quot;;&quot;3&quot;;&quot;4&quot;;&quot;5&quot;)">
          <table:help-message table:display="true"/>
          <table:error-message table:display="true"/>
        </table:content-validation>
        <table:content-validation table:name="val2" table:condition="of:cell-content-is-in-list(&quot;1&quot;;&quot;2&quot;;&quot;3&quot;;&quot;4&quot;)">
          <table:help-message table:display="true"/>
          <table:error-message table:display="true"/>
        </table:content-validation>
        <table:content-validation table:name="val3" table:condition="of:cell-content-is-in-list(&quot;Abierto&quot;;&quot;Mitigado&quot;;&quot;Ocurrido&quot;;&quot;Cerrado&quot;)">
          <table:help-message table:display="true"/>
          <table:error-message table:display="true"/>
        </table:content-validation>
      </table:content-validations>
      <table:table table:name="RIESGO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number-columns-repeated="4" table:default-cell-style-name="ce3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2" table:number-columns-repeated="1013" table:default-cell-style-name="ce2"/>
        <table:table-column table:style-name="co5" table:number-columns-repeated="15360" table:default-cell-style-name="ce1"/>
        <table:table-row table:style-name="ro1">
          <table:table-cell/>
          <table:table-cell table:style-name="ce3"/>
          <table:table-cell table:number-columns-spanned="2" table:number-rows-spanned="1" table:style-name="ce20"/>
          <table:covered-table-cell/>
          <table:table-cell table:number-columns-repeated="3" table:style-name="ce3"/>
          <table:table-cell table:number-columns-repeated="1017" table:style-name="ce2"/>
          <table:table-cell table:number-columns-repeated="15360"/>
        </table:table-row>
        <table:table-row table:number-rows-repeated="3" table:style-name="ro2">
          <table:table-cell/>
          <table:table-cell table:style-name="ce3"/>
          <table:table-cell table:number-columns-repeated="2" table:style-name="ce4"/>
          <table:table-cell table:number-columns-repeated="3" table:style-name="ce3"/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table:style-name="ce3"/>
          <table:table-cell table:style-name="ce5"/>
          <table:table-cell table:number-columns-repeated="4" table:style-name="ce3"/>
          <table:table-cell table:number-columns-repeated="1017" table:style-name="ce2"/>
          <table:table-cell table:number-columns-repeated="15360"/>
        </table:table-row>
        <table:table-row table:style-name="ro3">
          <table:table-cell/>
          <table:table-cell office:value-type="string" table:number-columns-spanned="10" table:number-rows-spanned="1" table:style-name="ce21">
            <text:p>PLAN DE RIESGOS</text:p>
          </table:table-cell>
          <table:covered-table-cell table:number-columns-repeated="9"/>
          <table:table-cell table:number-columns-repeated="16373"/>
        </table:table-row>
        <table:table-row table:style-name="ro1">
          <table:table-cell/>
          <table:table-cell table:style-name="ce6"/>
          <table:table-cell table:style-name="ce7"/>
          <table:table-cell table:number-columns-repeated="4" table:style-name="ce8"/>
          <table:table-cell table:number-columns-repeated="3" table:style-name="ce9"/>
          <table:table-cell table:style-name="ce10"/>
          <table:table-cell table:number-columns-repeated="16373"/>
        </table:table-row>
        <table:table-row table:style-name="ro1">
          <table:table-cell/>
          <table:table-cell office:value-type="string" table:style-name="ce11">
            <text:p>ID</text:p>
          </table:table-cell>
          <table:table-cell office:value-type="string" table:style-name="ce12">
            <text:p>DESCRIPCIÓN DEL RIESGO</text:p>
          </table:table-cell>
          <table:table-cell office:value-type="string" table:style-name="ce11">
            <office:annotation office:display="true" draw:style-name="a0" svg:x="1.07291666666667in" svg:y="-0.0104166666666667in" svg:width="7.63541666666667in" svg:height="1.0625in">
              <dc:creator/>
              <text:p><text:span text:style-name="T1">1: Efecto notorio, pero sin afectar los servicios</text:span><text:span text:style-name="T1"/></text:p>
              <text:p><text:span text:style-name="T1">2: Efecto notorio, que impacta un poco el servicio</text:span><text:span text:style-name="T1"/></text:p>
              <text:p><text:span text:style-name="T1">3: Efecto significativo. Las soluciones afectaran el alcance, el plan o costos de los servicios.</text:span><text:span text:style-name="T1"/></text:p>
              <text:p><text:span text:style-name="T1">4: Efecto significativo, posible fracaso de los servicios. Las acciones de mitigación no son posibles o afectarán de manera significativa al alcance, al plan o a los costos.</text:span><text:span text:style-name="T1"/></text:p>
              <text:p><text:span text:style-name="T1">5: Fuerte efecto en el negocio o fracaso tentativo del servicio.</text:span></text:p>
            </office:annotation>
            <text:p>IMPACTO</text:p>
          </table:table-cell>
          <table:table-cell office:value-type="string" table:style-name="ce11">
            <text:p>PROBABILIDAD</text:p>
          </table:table-cell>
          <table:table-cell office:value-type="string" table:style-name="ce11">
            <text:p>EXPOSICIÓN</text:p>
          </table:table-cell>
          <table:table-cell office:value-type="string" table:style-name="ce11">
            <office:annotation office:display="true" draw:style-name="a1" svg:x="14.2604166666667in" svg:y="0.0104166666666667in" svg:width="1.41666666666667in" svg:height="0.65625in">
              <dc:creator/>
              <text:p><text:span text:style-name="T1">1=DE 1.5 A 2</text:span><text:span text:style-name="T1"/></text:p>
              <text:p><text:span text:style-name="T1">2=DE 1 A 1.49</text:span><text:span text:style-name="T1"/></text:p>
              <text:p><text:span text:style-name="T1">3=DE .5 A .99</text:span><text:span text:style-name="T1"/></text:p>
              <text:p><text:span text:style-name="T1">4=DE 0 A .49</text:span></text:p>
            </office:annotation>
            <text:p>PRIORIDAD</text:p>
          </table:table-cell>
          <table:table-cell office:value-type="string" table:style-name="ce11">
            <text:p>PLAN DE MITIGACIÓN</text:p>
          </table:table-cell>
          <table:table-cell office:value-type="string" table:style-name="ce11">
            <text:p>PLAN DE CONTINGENCIA</text:p>
          </table:table-cell>
          <table:table-cell office:value-type="string" table:style-name="ce11">
            <text:p>RESPONSABLE</text:p>
          </table:table-cell>
          <table:table-cell office:value-type="string" table:style-name="ce11">
            <text:p>STATUS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13">
            <text:p>1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9]*[.E9]" table:style-name="ce13">
            <text:p>0</text:p>
          </table:table-cell>
          <table:table-cell table:content-validation-name="val2" table:style-name="ce13"/>
          <table:table-cell table:number-columns-repeated="2"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2" table:formula="of:=[.B9]+1" table:style-name="ce13">
            <text:p>2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10]*[.E10]" table:style-name="ce13">
            <text:p>0</text:p>
          </table:table-cell>
          <table:table-cell table:content-validation-name="val2" table:style-name="ce13"/>
          <table:table-cell table:style-name="ce14"/>
          <table:table-cell table:style-name="ce17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3" table:formula="of:=[.B10]+1" table:style-name="ce13">
            <text:p>3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11]*[.E11]" table:style-name="ce13">
            <text:p>0</text:p>
          </table:table-cell>
          <table:table-cell table:content-validation-name="val2" table:style-name="ce13"/>
          <table:table-cell table:number-columns-repeated="2"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4" table:formula="of:=[.B11]+1" table:style-name="ce13">
            <text:p>4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12]*[.E12]" table:style-name="ce13">
            <text:p>0</text:p>
          </table:table-cell>
          <table:table-cell table:content-validation-name="val2" table:style-name="ce13"/>
          <table:table-cell table:number-columns-repeated="2"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5" table:formula="of:=[.B12]+1" table:style-name="ce13">
            <text:p>5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13]*[.E13]" table:style-name="ce13">
            <text:p>0</text:p>
          </table:table-cell>
          <table:table-cell table:content-validation-name="val2" table:style-name="ce13"/>
          <table:table-cell table:number-columns-repeated="2"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6" table:formula="of:=[.B13]+1" table:style-name="ce13">
            <text:p>6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14]*[.E14]" table:style-name="ce13">
            <text:p>0</text:p>
          </table:table-cell>
          <table:table-cell table:content-validation-name="val2" table:style-name="ce13"/>
          <table:table-cell table:number-columns-repeated="2"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7" table:formula="of:=[.B14]+1" table:style-name="ce13">
            <text:p>7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15]*[.E15]" table:style-name="ce13">
            <text:p>0</text:p>
          </table:table-cell>
          <table:table-cell table:content-validation-name="val2" table:style-name="ce13"/>
          <table:table-cell table:number-columns-repeated="2"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8" table:formula="of:=[.B15]+1" table:style-name="ce13">
            <text:p>8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16]*[.E16]" table:style-name="ce13">
            <text:p>0</text:p>
          </table:table-cell>
          <table:table-cell table:content-validation-name="val2" table:style-name="ce13"/>
          <table:table-cell table:number-columns-repeated="2"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9" table:formula="of:=[.B16]+1" table:style-name="ce13">
            <text:p>9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17]*[.E17]" table:style-name="ce13">
            <text:p>0</text:p>
          </table:table-cell>
          <table:table-cell table:content-validation-name="val2" table:style-name="ce13"/>
          <table:table-cell table:style-name="ce18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10" table:formula="of:=[.B17]+1" table:style-name="ce13">
            <text:p>10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18]*[.E18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11" table:formula="of:=[.B18]+1" table:style-name="ce13">
            <text:p>11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19]*[.E19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12" table:formula="of:=[.B19]+1" table:style-name="ce13">
            <text:p>12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20]*[.E20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13" table:formula="of:=[.B20]+1" table:style-name="ce13">
            <text:p>13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21]*[.E21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14" table:formula="of:=[.B21]+1" table:style-name="ce13">
            <text:p>14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22]*[.E22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15" table:formula="of:=[.B22]+1" table:style-name="ce13">
            <text:p>15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23]*[.E23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16" table:formula="of:=[.B23]+1" table:style-name="ce13">
            <text:p>16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24]*[.E24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17" table:formula="of:=[.B24]+1" table:style-name="ce13">
            <text:p>17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25]*[.E25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18" table:formula="of:=[.B25]+1" table:style-name="ce13">
            <text:p>18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26]*[.E26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19" table:formula="of:=[.B26]+1" table:style-name="ce13">
            <text:p>19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27]*[.E27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20" table:formula="of:=[.B27]+1" table:style-name="ce13">
            <text:p>20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28]*[.E28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21" table:formula="of:=[.B28]+1" table:style-name="ce13">
            <text:p>21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29]*[.E29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22" table:formula="of:=[.B29]+1" table:style-name="ce13">
            <text:p>22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30]*[.E30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23" table:formula="of:=[.B30]+1" table:style-name="ce13">
            <text:p>23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31]*[.E31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24" table:formula="of:=[.B31]+1" table:style-name="ce13">
            <text:p>24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32]*[.E32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25" table:formula="of:=[.B32]+1" table:style-name="ce13">
            <text:p>25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33]*[.E33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26" table:formula="of:=[.B33]+1" table:style-name="ce13">
            <text:p>26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34]*[.E34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27" table:formula="of:=[.B34]+1" table:style-name="ce13">
            <text:p>27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35]*[.E35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28" table:formula="of:=[.B35]+1" table:style-name="ce13">
            <text:p>28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36]*[.E36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29" table:formula="of:=[.B36]+1" table:style-name="ce13">
            <text:p>29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37]*[.E37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30" table:formula="of:=[.B37]+1" table:style-name="ce13">
            <text:p>30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38]*[.E38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31" table:formula="of:=[.B38]+1" table:style-name="ce13">
            <text:p>31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39]*[.E39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32" table:formula="of:=[.B39]+1" table:style-name="ce13">
            <text:p>32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40]*[.E40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33" table:formula="of:=[.B40]+1" table:style-name="ce13">
            <text:p>33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41]*[.E41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34" table:formula="of:=[.B41]+1" table:style-name="ce13">
            <text:p>34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42]*[.E42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style-name="ro1">
          <table:table-cell/>
          <table:table-cell office:value-type="float" office:value="35" table:formula="of:=[.B42]+1" table:style-name="ce13">
            <text:p>35</text:p>
          </table:table-cell>
          <table:table-cell table:style-name="ce14"/>
          <table:table-cell table:content-validation-name="val1" table:style-name="ce13"/>
          <table:table-cell table:style-name="ce15"/>
          <table:table-cell office:value-type="float" office:value="0" table:formula="of:=[.D43]*[.E43]" table:style-name="ce13">
            <text:p>0</text:p>
          </table:table-cell>
          <table:table-cell table:content-validation-name="val2" table:style-name="ce13"/>
          <table:table-cell table:style-name="ce19"/>
          <table:table-cell table:style-name="ce14"/>
          <table:table-cell table:style-name="ce16"/>
          <table:table-cell table:content-validation-name="val3" table:style-name="ce13"/>
          <table:table-cell table:number-columns-repeated="16373"/>
        </table:table-row>
        <table:table-row table:number-rows-repeated="1048533" table:style-name="ro4">
          <table:table-cell table:number-columns-repeated="16384"/>
        </table:table-row>
      </table:table>
      <table:named-expressions>
        <table:named-expression table:name="__shared_1_0_0" table:expression="of:=&quot;[#REF!]+1&quot;" table:base-cell-address="RIESGOS.$A$1"/>
        <table:named-expression table:name="__shared_1_0_1" table:expression="of:=&quot;[#REF!]*[#REF!]&quot;" table:base-cell-address="RIESG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36" number:language="es" number:country="MX">
      <number:number number:min-integer-digits="1"/>
    </number:number-style>
    <number:percentage-style style:name="N37" number:language="es" number:country="MX">
      <number:number number:decimal-places="0" number:min-integer-digits="1"/>
      <number:text>%</number:text>
    </number:percentage-style>
    <number:currency-style style:name="N38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8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8P0"/>
    </number:currency-style>
    <style:style style:name="Excel_32_Built-in_32_Percent" style:display-name="Excel Built-in Percent" style:family="table-cell" style:data-style-name="N37">
      <style:table-cell-properties style:vertical-align="automatic" fo:background-color="transparent"/>
    </style: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igo</meta:initial-creator>
    <dc:creator>zepeda</dc:creator>
    <meta:creation-date>2012-06-04T14:59:23Z</meta:creation-date>
    <dc:date>2015-05-12T22:21:50Z</dc:date>
    <meta:print-date>2012-06-19T15:58:22Z</meta:print-date>
    <meta:editing-cycles>1</meta:editing-cycles>
    <meta:editing-duration>PT0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